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vo1" svg:font-family="Arvo"/>
    <style:font-face style:name="Lato" svg:font-family="Lato"/>
    <style:font-face style:name="FreeSans1" svg:font-family="FreeSans" style:font-family-generic="swiss"/>
    <style:font-face style:name="Noto Mono" svg:font-family="'Noto Mono'" style:font-pitch="fixed"/>
    <style:font-face style:name="Arvo" svg:font-family="Arvo" style:font-pitch="variable"/>
    <style:font-face style:name="Lato Black" svg:font-family="'Lato Black'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Noto Sans" officeooo:rsid="001b0321" officeooo:paragraph-rsid="001b03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vo1" svg:font-family="Arvo"/>
    <style:font-face style:name="Lato" svg:font-family="Lato"/>
    <style:font-face style:name="FreeSans1" svg:font-family="FreeSans" style:font-family-generic="swiss"/>
    <style:font-face style:name="Noto Mono" svg:font-family="'Noto Mono'" style:font-pitch="fixed"/>
    <style:font-face style:name="Arvo" svg:font-family="Arvo" style:font-pitch="variable"/>
    <style:font-face style:name="Lato Black" svg:font-family="'Lato Black'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ato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vo" fo:font-family="Arvo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ato" fo:font-family="Lato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fo:color="#818181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424242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vo1" fo:font-family="Arvo" fo:font-size="23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normal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editing-cycles>3</meta:editing-cycles>
    <meta:editing-duration>PT5M54S</meta:editing-duration>
    <meta:creation-date>2016-12-06T11:44:43.838965670</meta:creation-date>
    <dc:date>2016-12-06T11:47:15.367030077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